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T1" style:family="text">
      <style:text-properties fo:color="#9cdcfe"/>
    </style:style>
    <style:style style:name="T2" style:family="text">
      <style:text-properties fo:color="#dcdcaa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4ec9b0"/>
    </style:style>
    <style:style style:name="T6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rser</text:span>.<text:span text:style-name="T2">add_argument</text:span>(<text:span text:style-name="T3">'--rerun'</text:span>, <text:span text:style-name="T1">type</text:span>=<text:span text:style-name="T2">eval</text:span>, <text:span text:style-name="T1">default</text:span>=<text:span text:style-name="T4">False</text:span>, <text:span text:style-name="T1">choices</text:span>=[<text:span text:style-name="T4">True</text:span>, <text:span text:style-name="T4">False</text:span>])</text:p>
      <text:p text:style-name="P1"><text:span text:style-name="T1">parser</text:span>.<text:span text:style-name="T2">add_argument</text:span>(<text:span text:style-name="T3">'--dmd'</text:span>, <text:span text:style-name="T1">type</text:span>=<text:span text:style-name="T2">eval</text:span>, <text:span text:style-name="T1">default</text:span>=<text:span text:style-name="T4">False</text:span>, <text:span text:style-name="T1">choices</text:span>=[<text:span text:style-name="T4">True</text:span>, <text:span text:style-name="T4">False</text:span>])</text:p>
      <text:p text:style-name="P1"><text:span text:style-name="T1">parser</text:span>.<text:span text:style-name="T2">add_argument</text:span>(<text:span text:style-name="T3">'--fro'</text:span>, <text:span text:style-name="T1">type</text:span>=<text:span text:style-name="T2">eval</text:span>, <text:span text:style-name="T1">default</text:span>=<text:span text:style-name="T4">False</text:span>, <text:span text:style-name="T1">choices</text:span>=[<text:span text:style-name="T4">True</text:span>, <text:span text:style-name="T4">False</text:span>])</text:p>
      <text:p text:style-name="P1"><text:span text:style-name="T1">parser</text:span>.<text:span text:style-name="T2">add_argument</text:span>(<text:span text:style-name="T3">'--nepochs'</text:span>, <text:span text:style-name="T1">type</text:span>=<text:span text:style-name="T5">int</text:span>, <text:span text:style-name="T1">default</text:span>=<text:span text:style-name="T6">100</text:span>)</text:p>
      <text:p text:style-name="P1"><text:span text:style-name="T1">parser</text:span>.<text:span text:style-name="T2">add_argument</text:span>(<text:span text:style-name="T3">'--fro_steps'</text:span>, <text:span text:style-name="T1">type</text:span>=<text:span text:style-name="T5">int</text:span>, <text:span text:style-name="T1">default</text:span>=<text:span text:style-name="T6">2</text:span>)</text:p>
      <text:p text:style-name="P1"><text:span text:style-name="T1">parser</text:span>.<text:span text:style-name="T2">add_argument</text:span>(<text:span text:style-name="T3">'--cutoff'</text:span>, <text:span text:style-name="T1">type</text:span>=<text:span text:style-name="T5">int</text:span>, <text:span text:style-name="T1">default</text:span>=<text:span text:style-name="T6">2000</text:span>)</text:p>
      <text:p text:style-name="P1"><text:span text:style-name="T1">parser</text:span>.<text:span text:style-name="T2">add_argument</text:span>(<text:span text:style-name="T3">'--freq'</text:span>, <text:span text:style-name="T1">type</text:span>=<text:span text:style-name="T5">int</text:span>, <text:span text:style-name="T1">default</text:span>=<text:span text:style-name="T6">50</text:span>)</text:p>
      <text:p text:style-name="P1"><text:span text:style-name="T1">parser</text:span>.<text:span text:style-name="T2">add_argument</text:span>(<text:span text:style-name="T3">'--data'</text:span>, <text:span text:style-name="T1">type</text:span>=<text:span text:style-name="T5">str</text:span>, <text:span text:style-name="T1">default</text:span>=<text:span text:style-name="T3">'multiscale'</text:span>)</text:p>
      <text:p text:style-name="P1"><text:span text:style-name="T1">parser</text:span>.<text:span text:style-name="T2">add_argument</text:span>(<text:span text:style-name="T3">'--fast_epochs'</text:span>, <text:span text:style-name="T1">type</text:span>=<text:span text:style-name="T5">int</text:span>, <text:span text:style-name="T1">default</text:span>=<text:span text:style-name="T6">50</text:span>)</text:p>
      <text:p text:style-name="P1"><text:span text:style-name="T1">parser</text:span>.<text:span text:style-name="T2">add_argument</text:span>(<text:span text:style-name="T3">'--fast_samples'</text:span>, <text:span text:style-name="T1">type</text:span>=<text:span text:style-name="T5">int</text:span>, <text:span text:style-name="T1">default</text:span>=<text:span text:style-name="T6">100</text:span>)</text:p>
      <text:p text:style-name="P1"><text:span text:style-name="T1">parser</text:span>.<text:span text:style-name="T2">add_argument</text:span>(<text:span text:style-name="T3">'--length_of_intervals'</text:span>, <text:span text:style-name="T1">type</text:span>=<text:span text:style-name="T5">int</text:span>, <text:span text:style-name="T1">default</text:span>=<text:span text:style-name="T6">200</text:span>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23:30:34.699593484</meta:creation-date>
    <dc:date>2022-02-24T23:32:19.815178565</dc:date>
    <meta:editing-duration>PT1M45S</meta:editing-duration>
    <meta:editing-cycles>1</meta:editing-cycles>
    <meta:document-statistic meta:table-count="0" meta:image-count="0" meta:object-count="0" meta:page-count="1" meta:paragraph-count="11" meta:word-count="50" meta:character-count="695" meta:non-whitespace-character-count="667"/>
    <meta:generator>LibreOffice/6.4.7.2$Linux_X86_64 LibreOffice_project/40$Build-2</meta:generator>
  </office:meta>
</office:document-meta>
</file>